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2.464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Status</text:p>
          </table:table-cell>
          <table:table-cell office:value-type="string">
            <text:p>misc.</text:p>
          </table:table-cell>
        </table:table-row>
        <table:table-row table:style-name="ro2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CONT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DISPLAY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3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NEW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PAG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2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3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3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CREEN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CROLL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TOP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STORE</text:p>
          </table:table-cell>
          <table:table-cell table:number-columns-repeated="2"/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 table:number-rows-repeated="1048530">
          <table:table-cell table:number-columns-repeated="3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3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1H37M36S</meta:editing-duration>
    <meta:editing-cycles>7</meta:editing-cycles>
    <meta:generator>LibreOffice/3.3$Unix LibreOffice_project/330m19$Build-202</meta:generator>
    <dc:date>2011-05-25T13:19:52</dc:date>
    <meta:document-statistic meta:table-count="3" meta:cell-count="162" meta:object-count="0"/>
  </office:meta>
</office:document-meta>
</file>